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rduino micro-controller code</text:h>
      <text:p text:style-name="Standard"/>
      <text:p text:style-name="Standard">/*</text:p>
      <text:p text:style-name="Standard"><text:s/>* MultipleSerialServoControl</text:p>
      <text:p text:style-name="Standard"><text:s/>* --------------</text:p>
      <text:p text:style-name="Standard"><text:s/>*</text:p>
      <text:p text:style-name="Standard"><text:s/>* Uses the Arduino Serial library</text:p>
      <text:p text:style-name="Standard"><text:s/>* <text:s/>(http://arduino.cc/en/Reference/Serial)</text:p>
      <text:p text:style-name="Standard"><text:s/>* and the Arduino Servo library</text:p>
      <text:p text:style-name="Standard"><text:s/>* <text:s/>(http://arduino.cc/en/Reference/Servo)</text:p>
      <text:p text:style-name="Standard"><text:s/>* to control multiple servos from a PC using a USB cable.</text:p>
      <text:p text:style-name="Standard"><text:s/>*</text:p>
      <text:p text:style-name="Standard"><text:s/>* Designed for use with the Python servo.py module</text:p>
      <text:p text:style-name="Standard"><text:s/>* <text:s/>(http://principialabs.com/arduino-python-4-axis-servo-control/)</text:p>
      <text:p text:style-name="Standard"><text:s/>*</text:p>
      <text:p text:style-name="Standard"><text:s/>* REQUIRED: Arduino 0017 or higher</text:p>
      <text:p text:style-name="Standard"><text:s/>* <text:s text:c="2"/>Control up to 48 servos with Arduino Mega!</text:p>
      <text:p text:style-name="Standard"><text:s/>* <text:s text:c="2"/>See the "TO ADD SERVOS:" comments below.</text:p>
      <text:p text:style-name="Standard"><text:s/>*</text:p>
      <text:p text:style-name="Standard"><text:s/>* Created 23 December 2009</text:p>
      <text:p text:style-name="Standard"><text:s/>* copyleft 2009 Brian D. Wendt</text:p>
      <text:p text:style-name="Standard"><text:s/>* http://principialabs.com/</text:p>
      <text:p text:style-name="Standard"><text:s/>*</text:p>
      <text:p text:style-name="Standard"><text:s/>*/</text:p>
      <text:p text:style-name="Standard"/>
      <text:p text:style-name="Standard">// Import the Arduino Servo library</text:p>
      <text:p text:style-name="Standard">#include &lt;Servo.h&gt; </text:p>
      <text:p text:style-name="Standard">#include &lt;AFMotor.h&gt;</text:p>
      <text:p text:style-name="Standard"/>
      <text:p text:style-name="Standard">// Create a Servo object for each servo</text:p>
      <text:p text:style-name="Standard">//Servo servo1;</text:p>
      <text:p text:style-name="Standard">//Servo servo2;</text:p>
      <text:p text:style-name="Standard">//Servo servo3;</text:p>
      <text:p text:style-name="Standard">//Servo servo4;</text:p>
      <text:p text:style-name="Standard">//Servo servo5;</text:p>
      <text:p text:style-name="Standard"/>
      <text:p text:style-name="Standard">Servo servo9;</text:p>
      <text:p text:style-name="Standard">Servo servo10;</text:p>
      <text:p text:style-name="Standard"/>
      <text:p text:style-name="Standard">AF_DCMotor motor1(1,MOTOR12_64KHZ);</text:p>
      <text:p text:style-name="Standard">AF_DCMotor motor2(2,MOTOR12_64KHZ);</text:p>
      <text:p text:style-name="Standard">AF_DCMotor motor3(3,MOTOR12_64KHZ);</text:p>
      <text:p text:style-name="Standard">AF_DCMotor motor4(4,MOTOR12_64KHZ);</text:p>
      <text:p text:style-name="Standard"/>
      <text:p text:style-name="Standard"/>
      <text:p text:style-name="Standard">// TO ADD SERVOS:</text:p>
      <text:p text:style-name="Standard">// <text:s text:c="2"/>Servo servo5;</text:p>
      <text:p text:style-name="Standard"><text:soft-page-break/>// <text:s text:c="2"/>etc...</text:p>
      <text:p text:style-name="Standard"/>
      <text:p text:style-name="Standard">// Common servo setup values</text:p>
      <text:p text:style-name="Standard">//int minPulse = 600; <text:s text:c="2"/>// minimum servo position, us (microseconds)</text:p>
      <text:p text:style-name="Standard">//int maxPulse = 2400; <text:s/>// maximum servo position, us</text:p>
      <text:p text:style-name="Standard"/>
      <text:p text:style-name="Standard">//changed the min and max pulse to match the servos we have</text:p>
      <text:p text:style-name="Standard">int minPulse = 900;</text:p>
      <text:p text:style-name="Standard">int maxPulse = 2400;</text:p>
      <text:p text:style-name="Standard"/>
      <text:p text:style-name="Standard">// User input for servo and position</text:p>
      <text:p text:style-name="Standard">int userInput[3]; <text:s text:c="3"/>// raw input from serial buffer, 3 bytes</text:p>
      <text:p text:style-name="Standard">int startbyte; <text:s text:c="6"/>// start byte, begin reading input</text:p>
      <text:p text:style-name="Standard">int servo; <text:s text:c="10"/>// which servo to pulse?</text:p>
      <text:p text:style-name="Standard">int pos; <text:s text:c="12"/>// servo angle 0-180</text:p>
      <text:p text:style-name="Standard">int i; <text:s text:c="14"/>// iterator</text:p>
      <text:p text:style-name="Standard"/>
      <text:p text:style-name="Standard">void setup() </text:p>
      <text:p text:style-name="Standard">{ </text:p>
      <text:p text:style-name="Standard"><text:s text:c="2"/>// Attach each Servo object to a digital pin</text:p>
      <text:p text:style-name="Standard">// <text:s/>servo1.attach(2, minPulse, maxPulse);</text:p>
      <text:p text:style-name="Standard">// <text:s/>servo1.attach(1, 900,2100);</text:p>
      <text:p text:style-name="Standard">// <text:s/>servo2.attach(2, 900,2100);</text:p>
      <text:p text:style-name="Standard">// <text:s/>servo3.attach(3, minPulse, maxPulse);</text:p>
      <text:p text:style-name="Standard">// <text:s/>servo4.attach(4, minPulse, maxPulse);</text:p>
      <text:p text:style-name="Standard">// <text:s/>servo5.attach(5, 900,2100);</text:p>
      <text:p text:style-name="Standard"><text:s text:c="2"/></text:p>
      <text:p text:style-name="Standard"><text:s text:c="2"/>servo9.attach(9,minPulse,maxPulse);</text:p>
      <text:p text:style-name="Standard"><text:s text:c="2"/>servo10.attach(10,minPulse,maxPulse);</text:p>
      <text:p text:style-name="Standard"><text:s text:c="2"/></text:p>
      <text:p text:style-name="Standard"><text:s text:c="2"/>// TO ADD SERVOS:</text:p>
      <text:p text:style-name="Standard"><text:s text:c="2"/>// <text:s text:c="2"/>servo5.attach(YOUR_PIN, minPulse, maxPulse);</text:p>
      <text:p text:style-name="Standard"><text:s text:c="2"/>// <text:s text:c="2"/>etc...</text:p>
      <text:p text:style-name="Standard"/>
      <text:p text:style-name="Standard"><text:s text:c="2"/>// Open the serial connection, 9600 baud</text:p>
      <text:p text:style-name="Standard"><text:s text:c="2"/>Serial.begin(9600);</text:p>
      <text:p text:style-name="Standard"><text:s text:c="2"/>motor1.setSpeed(255);</text:p>
      <text:p text:style-name="Standard"><text:s text:c="2"/>motor4.setSpeed(255); </text:p>
      <text:p text:style-name="Standard"><text:s text:c="2"/>motor3.setSpeed(255);</text:p>
      <text:p text:style-name="Standard"><text:s text:c="2"/>motor2.setSpeed(255); </text:p>
      <text:p text:style-name="Standard">} </text:p>
      <text:p text:style-name="Standard"/>
      <text:p text:style-name="Standard">void loop() </text:p>
      <text:p text:style-name="Standard">{ </text:p>
      <text:p text:style-name="Standard"><text:s text:c="2"/>// Wait for serial input (min 3 bytes in buffer)</text:p>
      <text:p text:style-name="Standard"><text:s text:c="2"/>if (Serial.available() &gt; 2) {</text:p>
      <text:p text:style-name="Standard"><text:s text:c="4"/>// Read the first byte</text:p>
      <text:p text:style-name="Standard"><text:s text:c="4"/>startbyte = Serial.read();</text:p>
      <text:p text:style-name="Standard"><text:s text:c="4"/>// If it's really the startbyte (255) ...</text:p>
      <text:p text:style-name="Standard"><text:soft-page-break/><text:s text:c="4"/>if (startbyte == 255) {</text:p>
      <text:p text:style-name="Standard"><text:s text:c="6"/>// ... then get the next two bytes</text:p>
      <text:p text:style-name="Standard"><text:s text:c="6"/>for (i=0;i&lt;2;i++) {</text:p>
      <text:p text:style-name="Standard"><text:s text:c="8"/>userInput[i] = Serial.read();</text:p>
      <text:p text:style-name="Standard"><text:s text:c="6"/>}</text:p>
      <text:p text:style-name="Standard"><text:s text:c="6"/>// First byte = servo to move?</text:p>
      <text:p text:style-name="Standard"><text:s text:c="6"/>servo = userInput[0];</text:p>
      <text:p text:style-name="Standard"><text:s text:c="6"/>// Second byte = which position?</text:p>
      <text:p text:style-name="Standard"><text:s text:c="6"/>pos = userInput[1];</text:p>
      <text:p text:style-name="Standard"><text:s text:c="6"/>// Packet error checking and recovery</text:p>
      <text:p text:style-name="Standard"><text:s text:c="6"/>if (pos == 255) { servo = 255; }</text:p>
      <text:p text:style-name="Standard"><text:s text:c="5"/>Serial.write("servo: ");</text:p>
      <text:p text:style-name="Standard"><text:s text:c="5"/>Serial.write(servo);</text:p>
      <text:p text:style-name="Standard"><text:s text:c="5"/>Serial.write(" pos: ");</text:p>
      <text:p text:style-name="Standard"><text:s text:c="5"/>Serial.write(pos);</text:p>
      <text:p text:style-name="Standard"><text:s text:c="5"/>Serial.write("\n");</text:p>
      <text:p text:style-name="Standard"><text:s text:c="6"/>// Assign new position to appropriate servo</text:p>
      <text:p text:style-name="Standard"><text:s text:c="6"/>switch (servo) {</text:p>
      <text:p text:style-name="Standard"><text:s text:c="8"/>case 1:</text:p>
      <text:p text:style-name="Standard"><text:s text:c="10"/>Serial.print("which way1: ");</text:p>
      <text:p text:style-name="Standard"><text:s text:c="10"/>if (pos == 6)</text:p>
      <text:p text:style-name="Standard"><text:s text:c="12"/>motor1.run(RELEASE);</text:p>
      <text:p text:style-name="Standard"><text:s text:c="10"/>if (pos == 1)</text:p>
      <text:p text:style-name="Standard"><text:s text:c="12"/>motor1.run(FORWARD);</text:p>
      <text:p text:style-name="Standard"><text:s text:c="10"/>Serial.println(pos);</text:p>
      <text:p text:style-name="Standard"><text:s text:c="10"/>break;</text:p>
      <text:p text:style-name="Standard"><text:s text:c="9"/>case 2:</text:p>
      <text:p text:style-name="Standard"><text:s text:c="10"/>Serial.print("Backwards: ");</text:p>
      <text:p text:style-name="Standard"><text:s text:c="10"/>if (pos == 6)</text:p>
      <text:p text:style-name="Standard"><text:s text:c="12"/>motor1.run(RELEASE);</text:p>
      <text:p text:style-name="Standard"><text:s text:c="10"/>if (pos == 2) </text:p>
      <text:p text:style-name="Standard"><text:s text:c="12"/>motor1.run(BACKWARD); <text:s/></text:p>
      <text:p text:style-name="Standard"><text:s text:c="10"/>break;</text:p>
      <text:p text:style-name="Standard"><text:s text:c="8"/>case 3:</text:p>
      <text:p text:style-name="Standard"><text:s text:c="10"/>Serial.print("Left: ");</text:p>
      <text:p text:style-name="Standard"><text:s text:c="10"/>Serial.println(pos);</text:p>
      <text:p text:style-name="Standard"><text:s text:c="10"/>motor3.run(FORWARD);</text:p>
      <text:p text:style-name="Standard"><text:s text:c="10"/>delay(50);</text:p>
      <text:p text:style-name="Standard"><text:s text:c="10"/>motor3.run(RELEASE);</text:p>
      <text:p text:style-name="Standard"><text:s text:c="10"/>break; </text:p>
      <text:p text:style-name="Standard"><text:s text:c="8"/>case 4:</text:p>
      <text:p text:style-name="Standard"><text:s text:c="10"/>Serial.print("Right: ");</text:p>
      <text:p text:style-name="Standard"><text:s text:c="10"/>Serial.println(pos);</text:p>
      <text:p text:style-name="Standard"><text:s text:c="10"/>motor3.run(BACKWARD);</text:p>
      <text:p text:style-name="Standard"><text:s text:c="10"/>delay(50);</text:p>
      <text:p text:style-name="Standard"><text:s text:c="10"/>motor3.run(RELEASE);</text:p>
      <text:p text:style-name="Standard"><text:s text:c="10"/>break; <text:s/></text:p>
      <text:p text:style-name="Standard"><text:s text:c="8"/>case 5:</text:p>
      <text:p text:style-name="Standard"><text:s text:c="10"/>Serial.println("fire!");</text:p>
      <text:p text:style-name="Standard"><text:soft-page-break/><text:s text:c="10"/>motor2.run(FORWARD);</text:p>
      <text:p text:style-name="Standard"><text:s text:c="10"/>delay(200);</text:p>
      <text:p text:style-name="Standard"><text:s text:c="10"/>motor2.run(RELEASE);</text:p>
      <text:p text:style-name="Standard"><text:s text:c="10"/>break;</text:p>
      <text:p text:style-name="Standard">// <text:s text:c="7"/>case 5:</text:p>
      <text:p text:style-name="Standard">// <text:s text:c="9"/>Serial.println("stop");</text:p>
      <text:p text:style-name="Standard"><text:s text:c="12"/></text:p>
      <text:p text:style-name="Standard"><text:s text:c="8"/>case 9:</text:p>
      <text:p text:style-name="Standard"><text:s text:c="10"/>Serial.println("move 9");</text:p>
      <text:p text:style-name="Standard"><text:s text:c="10"/>servo9.write(pos); </text:p>
      <text:p text:style-name="Standard"><text:s text:c="10"/>break;</text:p>
      <text:p text:style-name="Standard"><text:s text:c="8"/>case 10:</text:p>
      <text:p text:style-name="Standard"><text:s text:c="10"/>Serial.println("move 10");</text:p>
      <text:p text:style-name="Standard"><text:s text:c="10"/>servo10.write(pos);</text:p>
      <text:p text:style-name="Standard"><text:s text:c="10"/>break; <text:s/></text:p>
      <text:p text:style-name="Standard"><text:s text:c="3"/>// TO ADD SERVOS:</text:p>
      <text:p text:style-name="Standard"><text:s text:c="3"/>// <text:s text:c="4"/>case 5:</text:p>
      <text:p text:style-name="Standard"><text:s text:c="3"/>// <text:s text:c="6"/>servo5.write(pos);</text:p>
      <text:p text:style-name="Standard"><text:s text:c="3"/>// <text:s text:c="6"/>break;</text:p>
      <text:p text:style-name="Standard"><text:s text:c="3"/>// etc...</text:p>
      <text:p text:style-name="Standard"><text:s text:c="6"/>}</text:p>
      <text:p text:style-name="Standard"><text:s text:c="4"/>}</text:p>
      <text:p text:style-name="Standard"><text:s text:c="2"/>}</text:p>
      <text:p text:style-name="Standard"/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30T10:39:11</meta:creation-date>
    <meta:document-statistic meta:table-count="0" meta:image-count="0" meta:object-count="0" meta:page-count="4" meta:paragraph-count="156" meta:word-count="479" meta:character-count="4150"/>
    <dc:date>2010-04-30T10:40:24</dc:date>
    <meta:editing-duration>PT00H01M16S</meta:editing-duration>
    <meta:editing-cycles>1</meta:editing-cycles>
    <meta:generator>OpenOffice.org/3.1$Linux OpenOffice.org_project/310m19$Build-9420</meta:generator>
  </office:meta>
</office:document-meta>
</file>